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fo:font-family="Times" style:font-family-asian="Times" style:font-family-complex="Times" fo:background-color="transparent" fo:color="#242424"/>
    </style:style>
    <style:style style:name="T12" style:family="text">
      <style:text-properties fo:font-size="10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7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8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0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1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30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4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7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8" style:family="text">
      <style:text-properties fo:font-size="10.00pt" fo:font-weight="normal" fo:font-family="Arial" style:font-family-asian="Arial" style:font-family-complex="Arial" fo:background-color="transparent" style:use-window-font-color="true" fo:font-style="italic"/>
    </style:style>
    <style:style style:name="T15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24.00pt" fo:margin-bottom="3.00pt"/>
    </style:style>
    <style:style style:name="P2" style:family="paragraph">
      <style:paragraph-properties fo:line-height="100.00%" fo:text-align="left" fo:margin-top="6.00pt" fo:margin-bottom="3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top="6.00pt" fo:margin-bottom="3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top="6.00pt" fo:margin-bottom="3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1.30pt" fo:text-indent="0.00pt"/>
    </style:style>
    <style:style style:name="P11" style:family="paragraph">
      <style:paragraph-properties fo:line-height="100.00%" fo:text-align="left" fo:margin-top="6.00pt" fo:margin-bottom="3.00pt"/>
    </style:style>
    <style:style style:name="P12" style:family="paragraph">
      <style:paragraph-properties fo:line-height="100.00%" fo:text-align="left" fo:margin-left="36.00pt" fo:text-indent="0.00pt" fo:margin-bottom="6.00pt"/>
    </style:style>
    <style:style style:name="P13" style:family="paragraph">
      <style:paragraph-properties fo:line-height="100.00%" fo:text-align="left" fo:margin-left="21.30pt" fo:text-indent="0.00pt" fo:margin-bottom="6.00pt"/>
    </style:style>
    <text:list-style style:name="L14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bottom="6.00pt"/>
    </style:style>
    <style:style style:name="P15" style:family="paragraph">
      <style:paragraph-properties fo:line-height="100.00%" fo:text-align="left" fo:margin-top="6.00pt" fo:margin-bottom="3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39.70pt" fo:text-indent="0.00pt"/>
    </style:style>
    <style:style style:name="P18" style:family="paragraph">
      <style:paragraph-properties fo:line-height="100.00%" fo:text-align="left" fo:margin-top="6.00pt" fo:margin-bottom="3.00pt"/>
    </style:style>
    <style:style style:name="P19" style:family="paragraph">
      <style:paragraph-properties fo:line-height="100.00%" fo:text-align="left" fo:margin-left="21.30pt" fo:text-indent="0.00pt" fo:margin-bottom="6.00pt">
        <style:tab-stops>
          <style:tab-stop style:position="14.20pt"/>
        </style:tab-stops>
      </style:paragraph-properties>
    </style:style>
    <style:style style:name="P20" style:family="paragraph">
      <style:paragraph-properties fo:line-height="100.00%" fo:text-align="left" fo:margin-left="21.30pt" fo:text-indent="0.00pt" fo:margin-bottom="6.00pt"/>
    </style:style>
    <style:style style:name="P21" style:family="paragraph">
      <style:paragraph-properties fo:line-height="100.00%" fo:text-align="left">
        <style:tab-stops>
          <style:tab-stop style:position="297.00pt"/>
        </style:tab-stops>
      </style:paragraph-properties>
    </style:style>
    <style:style style:name="P22" style:family="paragraph">
      <style:paragraph-properties fo:line-height="100.00%" fo:text-align="left" fo:margin-left="21.30pt" fo:text-indent="0.00pt" fo:margin-bottom="6.00pt">
        <style:tab-stops>
          <style:tab-stop style:position="14.20pt"/>
        </style:tab-stops>
      </style:paragraph-properties>
    </style:style>
    <style:style style:name="P23" style:family="paragraph">
      <style:paragraph-properties fo:line-height="100.00%" fo:text-align="left" fo:margin-top="6.00pt" fo:margin-bottom="3.00pt"/>
    </style:style>
    <style:style style:name="P24" style:family="paragraph">
      <style:paragraph-properties fo:line-height="100.00%" fo:text-align="left" fo:margin-left="21.30pt" fo:text-indent="0.00pt" fo:margin-bottom="6.00pt">
        <style:tab-stops>
          <style:tab-stop style:position="14.20pt"/>
        </style:tab-stops>
      </style:paragraph-properties>
    </style:style>
    <style:style style:name="P25" style:family="paragraph">
      <style:paragraph-properties fo:line-height="100.00%" fo:text-align="left" fo:margin-top="6.00pt" fo:margin-bottom="3.00pt"/>
    </style:style>
    <style:style style:name="P26" style:family="paragraph">
      <style:paragraph-properties fo:line-height="100.00%" fo:text-align="left" fo:margin-bottom="6.00pt"/>
    </style:style>
    <style:style style:name="P27" style:family="paragraph">
      <style:paragraph-properties fo:line-height="100.00%" fo:text-align="left" fo:margin-left="21.30pt" fo:text-indent="0.00pt" fo:margin-bottom="6.00pt"/>
    </style:style>
    <style:style style:name="P28" style:family="paragraph">
      <style:paragraph-properties fo:line-height="100.00%" fo:text-align="left" fo:margin-bottom="6.00pt"/>
    </style:style>
    <text:list-style style:name="L29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30" style:family="paragraph">
      <style:paragraph-properties fo:line-height="100.00%" fo:text-align="left" fo:margin-bottom="6.00pt"/>
    </style:style>
    <text:list-style style:name="L31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bottom="6.00pt"/>
    </style:style>
    <style:style style:name="P32" style:family="paragraph">
      <style:paragraph-properties fo:line-height="100.00%" fo:text-align="left" fo:margin-bottom="6.00pt"/>
    </style:style>
    <style:style style:name="P33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34" style:family="paragraph">
      <style:paragraph-properties fo:line-height="100.00%" fo:text-align="left" fo:margin-top="6.00pt" fo:margin-bottom="3.00pt"/>
    </style:style>
    <style:style style:name="P35" style:family="paragraph">
      <style:paragraph-properties fo:line-height="100.00%" fo:text-align="left" fo:margin-bottom="6.00pt"/>
    </style:style>
    <style:style style:name="P36" style:family="paragraph">
      <style:paragraph-properties fo:line-height="100.00%" fo:text-align="left" fo:margin-left="21.30pt" fo:text-indent="0.00pt" fo:margin-bottom="6.00pt"/>
    </style:style>
    <style:style style:name="P37" style:family="paragraph">
      <style:paragraph-properties fo:line-height="100.00%" fo:text-align="left" fo:margin-bottom="6.00pt"/>
    </style:style>
    <text:list-style style:name="L38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39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40" style:family="paragraph">
      <style:paragraph-properties fo:line-height="100.00%" fo:text-align="left" fo:margin-bottom="6.00pt"/>
    </style:style>
    <text:list-style style:name="L41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bottom="6.00pt"/>
    </style:style>
    <style:style style:name="P42" style:family="paragraph">
      <style:paragraph-properties fo:line-height="100.00%" fo:text-align="left" fo:margin-left="36.00pt" fo:text-indent="0.00pt" fo:margin-bottom="6.00pt"/>
    </style:style>
    <style:style style:name="P43" style:family="paragraph">
      <style:paragraph-properties fo:line-height="100.00%" fo:text-align="left" fo:margin-top="6.00pt" fo:margin-bottom="3.00pt"/>
    </style:style>
    <style:style style:name="P44" style:family="paragraph">
      <style:paragraph-properties fo:line-height="100.00%" fo:text-align="left" fo:margin-bottom="6.00pt"/>
    </style:style>
    <style:style style:name="P45" style:family="paragraph">
      <style:paragraph-properties fo:line-height="100.00%" fo:text-align="left" fo:margin-left="21.30pt" fo:text-indent="0.00pt" fo:margin-bottom="6.00pt"/>
    </style:style>
    <style:style style:name="P46" style:family="paragraph">
      <style:paragraph-properties fo:line-height="100.00%" fo:text-align="left" fo:margin-bottom="6.00pt"/>
    </style:style>
    <text:list-style style:name="L47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48" style:family="paragraph">
      <style:paragraph-properties fo:line-height="100.00%" fo:text-align="left" fo:margin-bottom="6.00pt"/>
    </style:style>
    <text:list-style style:name="L49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 fo:margin-bottom="6.00pt"/>
    </style:style>
    <style:style style:name="P50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51" style:family="paragraph">
      <style:paragraph-properties fo:line-height="100.00%" fo:text-align="left" fo:margin-top="6.00pt" fo:margin-bottom="3.00pt"/>
    </style:style>
    <style:style style:name="P52" style:family="paragraph">
      <style:paragraph-properties fo:line-height="100.00%" fo:text-align="left" fo:margin-bottom="6.00pt"/>
    </style:style>
    <style:style style:name="P53" style:family="paragraph">
      <style:paragraph-properties fo:line-height="100.00%" fo:text-align="left" fo:margin-left="21.30pt" fo:text-indent="0.00pt" fo:margin-bottom="6.00pt"/>
    </style:style>
    <style:style style:name="P54" style:family="paragraph">
      <style:paragraph-properties fo:line-height="100.00%" fo:text-align="left" fo:margin-bottom="6.00pt"/>
    </style:style>
    <text:list-style style:name="L55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56" style:family="paragraph">
      <style:paragraph-properties fo:line-height="100.00%" fo:text-align="left" fo:margin-bottom="6.00pt"/>
    </style:style>
    <text:list-style style:name="L57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bottom="6.00pt"/>
    </style:style>
    <style:style style:name="P58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59" style:family="paragraph">
      <style:paragraph-properties fo:line-height="100.00%" fo:text-align="left" fo:margin-top="6.00pt" fo:margin-bottom="3.00pt"/>
    </style:style>
    <style:style style:name="P60" style:family="paragraph">
      <style:paragraph-properties fo:line-height="100.00%" fo:text-align="left" fo:margin-bottom="6.00pt"/>
    </style:style>
    <style:style style:name="P61" style:family="paragraph">
      <style:paragraph-properties fo:line-height="100.00%" fo:text-align="left" fo:margin-left="21.30pt" fo:text-indent="0.00pt" fo:margin-bottom="6.00pt"/>
    </style:style>
    <style:style style:name="P62" style:family="paragraph">
      <style:paragraph-properties fo:line-height="100.00%" fo:text-align="left" fo:margin-bottom="6.00pt"/>
    </style:style>
    <text:list-style style:name="L63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64" style:family="paragraph">
      <style:paragraph-properties fo:line-height="100.00%" fo:text-align="left" fo:margin-bottom="6.00pt"/>
    </style:style>
    <text:list-style style:name="L65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65" style:family="paragraph">
      <style:paragraph-properties fo:line-height="100.00%" fo:text-align="left" fo:margin-bottom="6.00pt"/>
    </style:style>
    <style:style style:name="P66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67" style:family="paragraph">
      <style:paragraph-properties fo:line-height="100.00%" fo:text-align="left" fo:margin-top="6.00pt" fo:margin-bottom="3.00pt"/>
    </style:style>
    <style:style style:name="P68" style:family="paragraph">
      <style:paragraph-properties fo:line-height="100.00%" fo:text-align="left" fo:margin-bottom="6.00pt"/>
    </style:style>
    <style:style style:name="P69" style:family="paragraph">
      <style:paragraph-properties fo:line-height="100.00%" fo:text-align="left" fo:margin-left="21.30pt" fo:text-indent="0.00pt" fo:margin-bottom="6.00pt"/>
    </style:style>
    <style:style style:name="P70" style:family="paragraph">
      <style:paragraph-properties fo:line-height="100.00%" fo:text-align="left" fo:margin-bottom="6.00pt"/>
    </style:style>
    <text:list-style style:name="L71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71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72" style:family="paragraph">
      <style:paragraph-properties fo:line-height="100.00%" fo:text-align="left" fo:margin-bottom="6.00pt"/>
    </style:style>
    <text:list-style style:name="L73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73" style:family="paragraph">
      <style:paragraph-properties fo:line-height="100.00%" fo:text-align="left" fo:margin-bottom="6.00pt"/>
    </style:style>
    <style:style style:name="P74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75" style:family="paragraph">
      <style:paragraph-properties fo:line-height="100.00%" fo:text-align="left" fo:margin-top="6.00pt" fo:margin-bottom="3.00pt"/>
    </style:style>
    <style:style style:name="P76" style:family="paragraph">
      <style:paragraph-properties fo:line-height="100.00%" fo:text-align="left" fo:margin-bottom="6.00pt"/>
    </style:style>
    <style:style style:name="P77" style:family="paragraph">
      <style:paragraph-properties fo:line-height="100.00%" fo:text-align="left" fo:margin-left="21.30pt" fo:text-indent="0.00pt" fo:margin-bottom="6.00pt"/>
    </style:style>
    <style:style style:name="P78" style:family="paragraph">
      <style:paragraph-properties fo:line-height="100.00%" fo:text-align="left" fo:margin-bottom="6.00pt"/>
    </style:style>
    <text:list-style style:name="L79">
      <text:list-level-style-bullet text:level="1" text:bullet-char="•">
        <style:list-level-properties text:space-before="73.05pt" text:min-label-width="18.00pt"/>
        <style:text-properties fo:font-family="Symbol"/>
      </text:list-level-style-bullet>
    </text:list-style>
    <style:style style:name="P79" style:family="paragraph">
      <style:paragraph-properties fo:line-height="100.00%" fo:text-align="left" fo:margin-bottom="6.00pt">
        <style:tab-stops>
          <style:tab-stop style:position="-60.45pt"/>
          <style:tab-stop style:position="-59.10pt"/>
        </style:tab-stops>
      </style:paragraph-properties>
    </style:style>
    <style:style style:name="P80" style:family="paragraph">
      <style:paragraph-properties fo:line-height="100.00%" fo:text-align="left" fo:margin-bottom="6.00pt"/>
    </style:style>
    <text:list-style style:name="L81">
      <text:list-level-style-bullet text:level="1" text:bullet-char="•">
        <style:list-level-properties text:space-before="39.30pt" text:min-label-width="18.00pt"/>
        <style:text-properties fo:font-family="Symbol"/>
      </text:list-level-style-bullet>
    </text:list-style>
    <style:style style:name="P81" style:family="paragraph">
      <style:paragraph-properties fo:line-height="100.00%" fo:text-align="left" fo:margin-bottom="6.00pt"/>
    </style:style>
    <style:style style:name="P82" style:family="paragraph">
      <style:paragraph-properties fo:line-height="100.00%" fo:text-align="left" fo:margin-bottom="6.00pt">
        <style:tab-stops>
          <style:tab-stop style:position="49.65pt"/>
          <style:tab-stop style:position="51.00pt"/>
        </style:tab-stops>
      </style:paragraph-properties>
    </style:style>
    <style:style style:name="P83" style:family="paragraph">
      <style:paragraph-properties fo:line-height="100.00%" fo:text-align="left" fo:margin-top="6.00pt" fo:margin-bottom="3.00pt"/>
    </style:style>
    <style:style style:name="P84" style:family="paragraph">
      <style:paragraph-properties fo:line-height="100.00%" fo:text-align="left"/>
    </style:style>
  </office:automatic-styles>
  <office:body>
    <office:text>
      <text:p text:style-name="P1"><text:span text:style-name="T1">TEST RESULTS</text:span></text:p>
      <text:p text:style-name="P2"><text:span text:style-name="T2">Introduction</text:span></text:p>
      <text:p text:style-name="P2"><text:span text:style-name="T3">Purpose</text:span></text:p>
      <text:p text:style-name="P3"><text:span text:style-name="T4"/></text:p>
      <text:list text:style-name="L4">
        <text:list-item>
          <text:p text:style-name="P4"><text:span text:style-name="T5">Целью составления данного Тест Плана является описание процесса тестирования приложения<text:s/></text:span><text:span text:style-name="T6">game</text:span><text:span text:style-name="T7">. Документ позволяет получить представление о мероприятиях по тестированию проекта.</text:span></text:p>
        </text:list-item>
      </text:list>
      <text:p text:style-name="P5"><text:span text:style-name="T8">Background</text:span></text:p>
      <text:p text:style-name="P6"><text:span text:style-name="T9"/></text:p>
      <text:list text:style-name="L7">
        <text:list-item>
          <text:p text:style-name="P7"><text:span text:style-name="T10">game –<text:s/></text:span><text:span text:style-name="T11">п</text:span><text:span text:style-name="T12">ошаговая однопользовательская Roguelike-RPG.</text:span><text:span text:style-name="T13"/></text:p>
        </text:list-item>
      </text:list>
      <text:p text:style-name="P8"><text:span text:style-name="T14">Scope</text:span></text:p>
      <text:p text:style-name="P9"><text:span text:style-name="T15"/></text:p>
      <text:p text:style-name="P10"><text:span text:style-name="T16">Целью тестирования приложения<text:s/></text:span><text:span text:style-name="T17">game<text:s/></text:span><text:span text:style-name="T18">является проверка корректной работы его функциональностей, удобства приложения для пользователя,а также выявления пожеланий пользователя по расширению или исправлению существующих функционалов</text:span></text:p>
      <text:p text:style-name="P10"><text:span text:style-name="T19"/></text:p>
      <text:p text:style-name="P10"><text:span text:style-name="T20">Итогом процесса тестирования должен стать развернутый обзор, дающий разработчкам и пользователям данного продукта картину относительно удобства пользования приложением конечным пользователем.</text:span></text:p>
      <text:p text:style-name="P10"><text:span text:style-name="T21"/></text:p>
      <text:p text:style-name="P10"><text:span text:style-name="T22">Тестирование будет производиться вручную, с позиции конечного пользователя приложения.</text:span></text:p>
      <text:p text:style-name="P11"><text:span text:style-name="T23">Test Items</text:span></text:p>
      <text:p text:style-name="P11"><text:span text:style-name="T24"><text:tab/></text:span><text:span text:style-name="T25"/></text:p>
      <text:p text:style-name="P12"><text:span text:style-name="T25">Приложение должно представлять собой десктоп приложение.</text:span></text:p>
      <text:p text:style-name="P13"><text:span text:style-name="T25">Приложение должно позволять пользователю:</text:span></text:p>
      <text:p text:style-name="P13"><text:span text:style-name="T26">-<text:s/></text:span><text:span text:style-name="T27">начать игру;</text:span></text:p>
      <text:p text:style-name="P13"><text:span text:style-name="T28">-<text:s/></text:span><text:span text:style-name="T29">создать персонажа;</text:span><text:span text:style-name="T30"/></text:p>
      <text:p text:style-name="P13"><text:span text:style-name="T31">-<text:s/></text:span><text:span text:style-name="T32">управлять персонажем;</text:span></text:p>
      <text:p text:style-name="P13"><text:span text:style-name="T33">-<text:s/></text:span><text:span text:style-name="T34">взаимодействовать с игровым миром (монстры, ловушки, сокровища);</text:span></text:p>
      <text:p text:style-name="P13"><text:span text:style-name="T34">Объект тестирования должен обладать следующими атрибутами качества:</text:span></text:p>
      <text:list text:style-name="L14">
        <text:list-item>
          <text:p text:style-name="P14"><text:span text:style-name="T34">Приложение должно быть простым в освоении и обладать реиграбельностью.</text:span></text:p>
        </text:list-item>
      </text:list>
      <text:p text:style-name="P15"><text:span text:style-name="T35">Risk Issues</text:span></text:p>
      <text:p text:style-name="P16"><text:span text:style-name="T36"><text:tab/>Java</text:span><text:span text:style-name="T37">:</text:span></text:p>
      <text:p text:style-name="P17"><text:span text:style-name="T38"><text:tab/></text:span><text:span text:style-name="T39">существенные изменение в новых версиях<text:s/></text:span><text:span text:style-name="T40">Java</text:span><text:span text:style-name="T41">, могут создавать ошибки в приложении, которые нельзя устранить самостоятельно</text:span></text:p>
      <text:p text:style-name="P18"><text:span text:style-name="T42">Feature to be tested</text:span></text:p>
      <text:p text:style-name="P19"><text:span text:style-name="T43">-<text:s/></text:span><text:span text:style-name="T44">случайная генерация игрового мира </text:span></text:p>
      <text:p text:style-name="P19"><text:span text:style-name="T45">-<text:s/></text:span><text:span text:style-name="T46">создание персонажа</text:span></text:p>
      <text:p text:style-name="P20"><text:span text:style-name="T47">-<text:s/></text:span><text:span text:style-name="T48">взаимодействовие с игровым миром (монстры, ловушки, сокровища)</text:span><text:span text:style-name="T49"/></text:p>
      <text:p text:style-name="P21"><text:span text:style-name="T50"><text:s text:c="9"/></text:span><text:span text:style-name="T51">-<text:s/></text:span><text:span text:style-name="T52">м</text:span><text:span text:style-name="T53">еханика</text:span><text:span text:style-name="T54"><text:s/></text:span><text:span text:style-name="T55">боя</text:span><text:span text:style-name="T56"><text:s/>(</text:span><text:span text:style-name="T57">атака</text:span><text:span text:style-name="T58">,<text:s/></text:span><text:span text:style-name="T59">защита</text:span><text:span text:style-name="T60">,<text:s/></text:span><text:span text:style-name="T61">использование</text:span><text:span text:style-name="T62"><text:s/></text:span><text:span text:style-name="T63">способностей</text:span><text:span text:style-name="T64">)</text:span></text:p>
      <text:p text:style-name="P22"><text:span text:style-name="T65"/></text:p>
      <text:p text:style-name="P22"><text:span text:style-name="T66"/></text:p>
      <text:p text:style-name="P23"><text:span text:style-name="T67">Test Approach</text:span></text:p>
      <text:p text:style-name="P24"><text:span text:style-name="T68"/></text:p>
      <text:p text:style-name="P24"><text:span text:style-name="T69">В процессе тестирования приложения<text:s/></text:span><text:span text:style-name="T70">game</text:span><text:span text:style-name="T71"><text:s/>будет применено ручное тестирование ввиду сильного ограничения по времени на тестирование и отсутствия опыта в написании автоматических тестов для веб-приложений.</text:span></text:p>
      <text:p text:style-name="P24"><text:span text:style-name="T71">Также будет проверено соответствие документации состоянию проекта.</text:span></text:p>
      <text:p text:style-name="P25"><text:span text:style-name="T72">Functional Test Cases</text:span></text:p>
      <text:p text:style-name="P25"><text:span text:style-name="T73">Начало новой игры [001]</text:span></text:p>
      <text:p text:style-name="P26"><text:span text:style-name="T74">Goal:</text:span></text:p>
      <text:p text:style-name="P27"><text:span text:style-name="T75">Начать новую игру.</text:span></text:p>
      <text:p text:style-name="P28"><text:span text:style-name="T76">Process description:</text:span></text:p>
      <text:list text:style-name="L29">
        <text:list-item>
          <text:p text:style-name="P29"><text:span text:style-name="T77">выбор кнопки новая игра</text:span></text:p>
        </text:list-item>
      </text:list>
      <text:p text:style-name="P30"><text:span text:style-name="T78">Completion Criteria:</text:span></text:p>
      <text:list text:style-name="L31">
        <text:list-item>
          <text:p text:style-name="P31"><text:span text:style-name="T79">игра успешно запустилась.</text:span></text:p>
        </text:list-item>
        <text:list-item>
          <text:p text:style-name="P32"><text:span text:style-name="T80">Actual Result:<text:s/></text:span><text:span text:style-name="T81">игра успешно запустилась, карта игрового мира была содана</text:span><text:span text:style-name="T82">.</text:span></text:p>
        </text:list-item>
      </text:list>
      <text:p text:style-name="P33"><text:span text:style-name="T83">Pass/Fail Criteria:<text:s/></text:span><text:span text:style-name="T84">pass.</text:span></text:p>
      <text:p text:style-name="P34"><text:span text:style-name="T85">Случайная генерация игрового мира[002]</text:span></text:p>
      <text:p text:style-name="P35"><text:span text:style-name="T86">Goal:</text:span></text:p>
      <text:p text:style-name="P36"><text:span text:style-name="T87">При каждом начале новой игры создаётся новая карта<text:s/></text:span><text:span text:style-name="T88">игрового мира<text:s/></text:span><text:span text:style-name="T89">.</text:span></text:p>
      <text:p text:style-name="P37"><text:span text:style-name="T90">Process description:</text:span></text:p>
      <text:list text:style-name="L38">
        <text:list-item>
          <text:p text:style-name="P38"><text:span text:style-name="T91">запуск новой игры</text:span></text:p>
        </text:list-item>
        <text:list-item>
          <text:p text:style-name="P38"><text:span text:style-name="T91">просмотр<text:s/></text:span><text:span text:style-name="T92">карты игрового мира</text:span><text:span text:style-name="T93"/></text:p>
        </text:list-item>
        <text:list-item>
          <text:p text:style-name="P39"><text:span text:style-name="T94">запуск новой игры</text:span></text:p>
        </text:list-item>
        <text:list-item>
          <text:p text:style-name="P39"><text:span text:style-name="T95">сравнение<text:s/></text:span><text:span text:style-name="T96">карты игрового мира с предыдущей</text:span><text:span text:style-name="T97"/></text:p>
        </text:list-item>
      </text:list>
      <text:p text:style-name="P40"><text:span text:style-name="T98">Completion Criteria:</text:span></text:p>
      <text:list text:style-name="L41">
        <text:list-item>
          <text:p text:style-name="P41"><text:span text:style-name="T99">при начале каждой новой игры создаётся новая карта</text:span></text:p>
        </text:list-item>
        <text:list-item>
          <text:p text:style-name="P41"><text:span text:style-name="T100">Actual Result:<text:s/></text:span><text:span text:style-name="T101">карты, созданные для каждой игры, отличались.</text:span></text:p>
        </text:list-item>
        <text:list-item>
          <text:p text:style-name="P42"><text:span text:style-name="T102">Pass/Fail Criteria:<text:s/></text:span><text:span text:style-name="T103">pass.</text:span></text:p>
        </text:list-item>
      </text:list>
      <text:p text:style-name="P43"><text:span text:style-name="T104">Создание персонажа[003]</text:span></text:p>
      <text:p text:style-name="P44"><text:span text:style-name="T105">Goal:</text:span></text:p>
      <text:p text:style-name="P45"><text:span text:style-name="T106">Создать нового персонажа.</text:span></text:p>
      <text:p text:style-name="P46"><text:span text:style-name="T107">Process description:</text:span></text:p>
      <text:list text:style-name="L47">
        <text:list-item>
          <text:p text:style-name="P47"><text:span text:style-name="T108">начать новую игру</text:span></text:p>
        </text:list-item>
        <text:list-item>
          <text:p text:style-name="P47"><text:span text:style-name="T108">создать нового персонажа</text:span><text:span text:style-name="T109"/></text:p>
        </text:list-item>
        <text:list-item>
          <text:p text:style-name="P47"><text:span text:style-name="T110">просмотреть созданного персонажа</text:span></text:p>
        </text:list-item>
      </text:list>
      <text:p text:style-name="P48"><text:span text:style-name="T111">Completion Criteria:</text:span></text:p>
      <text:list text:style-name="L49">
        <text:list-item>
          <text:p text:style-name="P49"><text:span text:style-name="T112">удалось создать нового персонажа и просмотреть его характеристики.</text:span></text:p>
        </text:list-item>
      </text:list>
      <text:p text:style-name="P50"><text:span text:style-name="T113">Actual Result:<text:s/></text:span><text:span text:style-name="T114">функция не реализованна.</text:span></text:p>
      <text:p text:style-name="P50"><text:span text:style-name="T115">Pass/Fail Criteria:<text:s/></text:span><text:span text:style-name="T116">fail.</text:span></text:p>
      <text:p text:style-name="P51"><text:span text:style-name="T117">Тестирование адаптивного дизайна[004]</text:span></text:p>
      <text:p text:style-name="P52"><text:span text:style-name="T118">Goal:</text:span></text:p>
      <text:p text:style-name="P53"><text:span text:style-name="T119">Проверить управление персонажем</text:span></text:p>
      <text:p text:style-name="P54"><text:span text:style-name="T120">Process description:</text:span></text:p>
      <text:list text:style-name="L55">
        <text:list-item>
          <text:p text:style-name="P55"><text:span text:style-name="T121">создать новую игру</text:span></text:p>
        </text:list-item>
        <text:list-item>
          <text:p text:style-name="P55"><text:span text:style-name="T121">с помощью клавиатуры управлять игровым персонажем</text:span></text:p>
        </text:list-item>
      </text:list>
      <text:p text:style-name="P56"><text:span text:style-name="T122">Completion Criteria:</text:span></text:p>
      <text:list text:style-name="L57">
        <text:list-item>
          <text:p text:style-name="P57"><text:span text:style-name="T123">персонаж реагирует на нажатие управляющих клавиш</text:span></text:p>
        </text:list-item>
      </text:list>
      <text:p text:style-name="P58"><text:span text:style-name="T124">Actual Result:<text:s/></text:span><text:span text:style-name="T125">Персонаж передвигается при нажатии соответствующих клавиш.</text:span></text:p>
      <text:p text:style-name="P58"><text:span text:style-name="T126">Pass/Fail Criteria:<text:s/></text:span><text:span text:style-name="T127">pass.</text:span><text:span text:style-name="T128"/></text:p>
      <text:p text:style-name="P59"><text:span text:style-name="T129">Взаимодействие с игровым миром[005]</text:span></text:p>
      <text:p text:style-name="P60"><text:span text:style-name="T130">Goal:</text:span></text:p>
      <text:p text:style-name="P61"><text:span text:style-name="T131">Проверить возможность взаимодействия с расположенными на карте объектами<text:s/></text:span><text:span text:style-name="T132"/></text:p>
      <text:p text:style-name="P62"><text:span text:style-name="T133">Process description:</text:span><text:span text:style-name="T134"/></text:p>
      <text:list text:style-name="L63">
        <text:list-item>
          <text:p text:style-name="P63"><text:span text:style-name="T134">переместить персонажа на<text:s/></text:span><text:span text:style-name="T135">поле<text:s/></text:span><text:span text:style-name="T136">с игровым объектом</text:span></text:p>
        </text:list-item>
        <text:list-item>
          <text:p text:style-name="P63"><text:span text:style-name="T136">проверить взаимодействие с обёектом</text:span></text:p>
        </text:list-item>
      </text:list>
      <text:p text:style-name="P64"><text:span text:style-name="T137">Completion Criteria:</text:span></text:p>
      <text:list text:style-name="L65">
        <text:list-item>
          <text:p text:style-name="P65"><text:span text:style-name="T138">удалось повзаимодействовать с игровым объектом</text:span></text:p>
        </text:list-item>
      </text:list>
      <text:p text:style-name="P66"><text:span text:style-name="T139">Actual Result:<text:s/></text:span><text:span text:style-name="T140">при перемещении на поле с игровым объектом появляется окно взаимодействия. Выбранные варианты действия оказывают влияние на персонажа</text:span></text:p>
      <text:p text:style-name="P66"><text:span text:style-name="T141">Pass/Fail Criteria:<text:s/></text:span><text:span text:style-name="T142">pass.</text:span></text:p>
      <text:p text:style-name="P67"><text:span text:style-name="T143">Тестирование механники боя[006]</text:span></text:p>
      <text:p text:style-name="P68"><text:span text:style-name="T144">Goal:</text:span></text:p>
      <text:p text:style-name="P69"><text:span text:style-name="T145">Проверить работу механники боя</text:span></text:p>
      <text:p text:style-name="P70"><text:span text:style-name="T146">Process description:</text:span></text:p>
      <text:list text:style-name="L71">
        <text:list-item>
          <text:p text:style-name="P71"><text:span text:style-name="T147">переместить персонажа на поле с монстром</text:span><text:span text:style-name="T148"/></text:p>
        </text:list-item>
        <text:list-item>
          <text:p text:style-name="P71"><text:span text:style-name="T148">начать бой с монстром</text:span></text:p>
        </text:list-item>
        <text:list-item>
          <text:p text:style-name="P71"><text:span text:style-name="T148">просмотреть результаты боя </text:span></text:p>
        </text:list-item>
      </text:list>
      <text:p text:style-name="P72"><text:span text:style-name="T149">Completion Criteria:</text:span></text:p>
      <text:list text:style-name="L73">
        <text:list-item>
          <text:p text:style-name="P73"><text:span text:style-name="T150">боем можно управлять, результат боя сохраняется</text:span></text:p>
        </text:list-item>
      </text:list>
      <text:p text:style-name="P74"><text:span text:style-name="T151">Actual Result:<text:s/></text:span><text:span text:style-name="T152">при перемещении персонажа на поле с монстром появляется окно боя, при завершении боя полученный в результате боя опыт и повреждения сохраняются</text:span></text:p>
      <text:p text:style-name="P74"><text:span text:style-name="T153">Pass/Fail Criteria:<text:s/></text:span><text:span text:style-name="T154">pass.</text:span></text:p>
      <text:p text:style-name="P75"><text:span text:style-name="T155">Documentation Test Cases</text:span></text:p>
      <text:p text:style-name="P75"><text:span text:style-name="T156">Актуальность файла<text:s/></text:span><text:span text:style-name="T157">Help</text:span><text:span text:style-name="T158">[001]</text:span></text:p>
      <text:p text:style-name="P76"><text:span text:style-name="T159">Goal:</text:span></text:p>
      <text:p text:style-name="P77"><text:span text:style-name="T160">Проверить соответсвие</text:span><text:span text:style-name="T161"><text:s/></text:span><text:span text:style-name="T162">файла<text:s/></text:span><text:span text:style-name="T163">Help</text:span><text:span text:style-name="T164"><text:s/>состоянию проекта.</text:span></text:p>
      <text:p text:style-name="P78"><text:span text:style-name="T165">Process description:</text:span></text:p>
      <text:list text:style-name="L79">
        <text:list-item>
          <text:p text:style-name="P79"><text:span text:style-name="T166">Чтение<text:s text:c="2"/></text:span><text:span text:style-name="T167">Help</text:span><text:span text:style-name="T168"><text:s/></text:span><text:span text:style-name="T169"/></text:p>
        </text:list-item>
        <text:list-item>
          <text:p text:style-name="P79"><text:span text:style-name="T169">Анализ соответсвия<text:s/></text:span><text:span text:style-name="T170">Help</text:span><text:span text:style-name="T171"/></text:p>
        </text:list-item>
      </text:list>
      <text:p text:style-name="P80"><text:span text:style-name="T172">Completion Criteria:</text:span></text:p>
      <text:list text:style-name="L81">
        <text:list-item>
          <text:p text:style-name="P81"><text:span text:style-name="T173">содержание файла<text:s/></text:span><text:span text:style-name="T174">Help<text:s/></text:span><text:span text:style-name="T175">соответствует состоянию проекта.</text:span></text:p>
        </text:list-item>
      </text:list>
      <text:p text:style-name="P82"><text:span text:style-name="T176">Actual Result:<text:s/></text:span><text:span text:style-name="T177">в файле<text:s/></text:span><text:span text:style-name="T178">Help<text:s/></text:span><text:span text:style-name="T179">указанны кнопки управления и краткое описание игрового интерфейса.</text:span></text:p>
      <text:p text:style-name="P82"><text:span text:style-name="T180">Pass/Fail Criteria: pass.</text:span></text:p>
      <text:p text:style-name="P82"><text:span text:style-name="T181"/></text:p>
      <text:p text:style-name="P83"><text:span text:style-name="T182">Conclusion</text:span></text:p>
      <text:p text:style-name="P84"><text:span text:style-name="T183"><text:tab/></text:span><text:span text:style-name="T184">В ходе проведения тестов были выявлены<text:s text:c="2"/>проблемы с получением информации о некоторых аспектах игрового процесса. Атрибуты качества были проверены и соответствовали ожидаемым результатам. Одно из требований не было выполнено (создание персонажа).<text:s text:c="2"/>В приложении приутствуют нефункционрирующие элементы (кнопки инвентаря, сохранения и загрузки).</text:span></text:p>
      <text:p text:style-name="P84"><text:span text:style-name="T1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